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a44a" officeooo:paragraph-rsid="0016a44a"/>
    </style:style>
    <style:style style:name="P2" style:family="paragraph" style:parent-style-name="Standard" style:list-style-name="L2">
      <style:text-properties officeooo:rsid="0016a44a" officeooo:paragraph-rsid="0016a44a"/>
    </style:style>
    <style:style style:name="P3" style:family="paragraph" style:parent-style-name="Standard">
      <style:text-properties officeooo:rsid="0016e869" officeooo:paragraph-rsid="0016e869"/>
    </style:style>
    <style:style style:name="P4" style:family="paragraph" style:parent-style-name="Standard" style:list-style-name="L1">
      <style:text-properties officeooo:rsid="0016e869" officeooo:paragraph-rsid="0016e869"/>
    </style:style>
    <style:style style:name="P5" style:family="paragraph" style:parent-style-name="Standard" style:list-style-name="L2">
      <style:text-properties officeooo:rsid="0016e869" officeooo:paragraph-rsid="0016e869"/>
    </style:style>
    <style:style style:name="P6" style:family="paragraph" style:parent-style-name="Standard" style:list-style-name="L3">
      <style:text-properties officeooo:rsid="0016e869" officeooo:paragraph-rsid="0016e869"/>
    </style:style>
    <style:style style:name="P7" style:family="paragraph" style:parent-style-name="Standard">
      <style:text-properties officeooo:rsid="00188948" officeooo:paragraph-rsid="00188948"/>
    </style:style>
    <style:style style:name="P8" style:family="paragraph" style:parent-style-name="Standard" style:list-style-name="L2">
      <style:text-properties officeooo:rsid="00188948" officeooo:paragraph-rsid="00188948"/>
    </style:style>
    <style:style style:name="P9" style:family="paragraph" style:parent-style-name="Standard" style:list-style-name="L2">
      <style:text-properties officeooo:rsid="00188948" officeooo:paragraph-rsid="001b2c8a"/>
    </style:style>
    <style:style style:name="P10" style:family="paragraph" style:parent-style-name="Standard" style:list-style-name="L4">
      <style:text-properties officeooo:rsid="00188948" officeooo:paragraph-rsid="00188948"/>
    </style:style>
    <style:style style:name="P11" style:family="paragraph" style:parent-style-name="Standard" style:list-style-name="L5">
      <style:text-properties officeooo:rsid="00188948" officeooo:paragraph-rsid="00188948"/>
    </style:style>
    <style:style style:name="P12" style:family="paragraph" style:parent-style-name="Standard" style:list-style-name="L6">
      <style:text-properties officeooo:rsid="00188948" officeooo:paragraph-rsid="00188948"/>
    </style:style>
    <style:style style:name="P13" style:family="paragraph" style:parent-style-name="Standard">
      <style:text-properties officeooo:rsid="001a403a" officeooo:paragraph-rsid="001a403a"/>
    </style:style>
    <style:style style:name="P14" style:family="paragraph" style:parent-style-name="Standard" style:list-style-name="L7">
      <style:text-properties officeooo:rsid="001a403a" officeooo:paragraph-rsid="001a403a"/>
    </style:style>
    <style:style style:name="P15" style:family="paragraph" style:parent-style-name="Standard" style:list-style-name="L2">
      <style:text-properties officeooo:rsid="001b2c8a" officeooo:paragraph-rsid="001b2c8a"/>
    </style:style>
    <style:style style:name="P16" style:family="paragraph" style:parent-style-name="Standard" style:list-style-name="L1">
      <style:text-properties officeooo:rsid="001b2c8a" officeooo:paragraph-rsid="001b2c8a"/>
    </style:style>
    <style:style style:name="P17" style:family="paragraph" style:parent-style-name="Standard" style:list-style-name="L1">
      <style:text-properties officeooo:rsid="001ce5af" officeooo:paragraph-rsid="001ce5af"/>
    </style:style>
    <style:style style:name="P18" style:family="paragraph" style:parent-style-name="Standard" style:list-style-name="L1">
      <style:text-properties officeooo:rsid="001ce5af" officeooo:paragraph-rsid="00208c55"/>
    </style:style>
    <style:style style:name="P19" style:family="paragraph" style:parent-style-name="Standard" style:list-style-name="L1">
      <style:text-properties officeooo:rsid="001e92c0" officeooo:paragraph-rsid="001e92c0"/>
    </style:style>
    <style:style style:name="P20" style:family="paragraph" style:parent-style-name="Standard" style:list-style-name="L1">
      <style:text-properties officeooo:rsid="001f6c5b" officeooo:paragraph-rsid="001f6c5b"/>
    </style:style>
    <style:style style:name="P21" style:family="paragraph" style:parent-style-name="Standard" style:list-style-name="L1">
      <style:text-properties officeooo:rsid="00208c55" officeooo:paragraph-rsid="00208c55"/>
    </style:style>
    <style:style style:name="P22" style:family="paragraph" style:parent-style-name="Standard" style:list-style-name="L1">
      <style:text-properties officeooo:rsid="0020a879" officeooo:paragraph-rsid="0020a879"/>
    </style:style>
    <style:style style:name="P23" style:family="paragraph" style:parent-style-name="Standard" style:list-style-name="L1">
      <style:text-properties officeooo:rsid="0020d4ad" officeooo:paragraph-rsid="0020d4ad"/>
    </style:style>
    <style:style style:name="T1" style:family="text">
      <style:text-properties officeooo:rsid="0016e869"/>
    </style:style>
    <style:style style:name="T2" style:family="text">
      <style:text-properties officeooo:rsid="00188948"/>
    </style:style>
    <style:style style:name="T3" style:family="text">
      <style:text-properties officeooo:rsid="001a403a"/>
    </style:style>
    <style:style style:name="T4" style:family="text">
      <style:text-properties fo:font-weight="normal" officeooo:rsid="001f6c5b" style:font-weight-asian="normal" style:font-weight-complex="normal"/>
    </style:style>
    <style:style style:name="T5" style:family="text">
      <style:text-properties fo:font-weight="normal" officeooo:rsid="00208c55" style:font-weight-asian="normal" style:font-weight-complex="normal"/>
    </style:style>
    <style:style style:name="T6" style:family="text">
      <style:text-properties officeooo:rsid="001f6c5b"/>
    </style:style>
    <style:style style:name="T7" style:family="text">
      <style:text-properties officeooo:rsid="0020a879"/>
    </style:style>
    <style:style style:name="T8" style:family="text">
      <style:text-properties officeooo:rsid="0020d4a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 Next Line ||</text:p>
      <text:p text:style-name="P1"/>
      <text:p text:style-name="P7">BRIEF</text:p>
      <text:p text:style-name="P1">We need a function char *get_next_line(int fd) that returns a line <text:span text:style-name="T1">file descriptor</text:span>. If the <text:span text:style-name="T1">function</text:span> is executed again, it should return the next line of the file. <text:span text:style-name="T1">If it fails to read of there is no file descriptor or there is nothing left to read, it should return NULL. </text:span>Also, the <text:span text:style-name="T1">funtion</text:span> should be given a BUFFER_SIZE <text:span text:style-name="T2">flag when compiling</text:span> which will tell the amount of bytes read each time from the file. <text:span text:style-name="T2">If there is no BUFFER_SIZE defined, it should be given a default value. </text:span></text:p>
      <text:p text:style-name="P1"/>
      <text:p text:style-name="P7">Funtion need to work correctly when it reads from stdin. </text:p>
      <text:p text:style-name="P7"/>
      <text:p text:style-name="P7">Returned line needs to end with “n” unless it is the end of the file.</text:p>
      <text:p text:style-name="P1"/>
      <text:p text:style-name="P3">I NEED TO LEARN</text:p>
      <text:list xml:id="list498082505" text:style-name="L2">
        <text:list-item>
          <text:p text:style-name="P2"><text:span text:style-name="T3">S</text:span>tatic variables because they would be used in the project.</text:p>
          <text:list>
            <text:list-item>
              <text:p text:style-name="P15">Any youtube video is fine.</text:p>
            </text:list-item>
          </text:list>
        </text:list-item>
        <text:list-item>
          <text:p text:style-name="P5">How to use the function read.</text:p>
        </text:list-item>
        <text:list-item>
          <text:p text:style-name="P9">Stdin. </text:p>
          <text:list>
            <text:list-item>
              <text:p text:style-name="P9">https://www.youtube.com/watch?v=aI4YEOu60Ao</text:p>
            </text:list-item>
          </text:list>
        </text:list-item>
        <text:list-item>
          <text:p text:style-name="P8">flag -D BUFFER_SIZE=XX</text:p>
        </text:list-item>
        <text:list-item>
          <text:p text:style-name="P15">Valgrind</text:p>
        </text:list-item>
      </text:list>
      <text:p text:style-name="P1"/>
      <text:p text:style-name="P3">AUTHORIZED FUNCTIONS</text:p>
      <text:list xml:id="list2133005146" text:style-name="L3">
        <text:list-item>
          <text:p text:style-name="P6">read</text:p>
        </text:list-item>
        <text:list-item>
          <text:p text:style-name="P6">malloc</text:p>
        </text:list-item>
        <text:list-item>
          <text:p text:style-name="P6">free</text:p>
        </text:list-item>
      </text:list>
      <text:p text:style-name="P1"/>
      <text:p text:style-name="P3">STRUCTURE</text:p>
      <text:p text:style-name="P3"/>
      <text:list xml:id="list3898333119" text:style-name="L1">
        <text:list-item>
          <text:p text:style-name="P17">main.c \* Not Submitted. Only for testing purposes</text:p>
          <text:list>
            <text:list-item>
              <text:p text:style-name="P17">int<text:tab/>main(int argc, char *argv) </text:p>
              <text:list>
                <text:list-item>
                  <text:p text:style-name="P17">Receives main arguments passed in compilation and calls get_next_line(int fd). It handles stdin also.</text:p>
                </text:list-item>
                <text:list-item>
                  <text:p text:style-name="P19">Declares</text:p>
                  <text:list>
                    <text:list-item>
                      <text:p text:style-name="P19">int<text:tab/>fd;</text:p>
                    </text:list-item>
                  </text:list>
                </text:list-item>
                <text:list-item>
                  <text:p text:style-name="P19">Opens file and assigns file descriptor</text:p>
                </text:list-item>
                <text:list-item>
                  <text:p text:style-name="P20">Calls</text:p>
                  <text:list>
                    <text:list-item>
                      <text:p text:style-name="P19">get_next_line(fd) <text:span text:style-name="T6">\*prints the result of calling the function multiple times in different ways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get_next_line.c <text:s/></text:p>
          <text:list>
            <text:list-item>
              <text:p text:style-name="P16">char *get_next_line(int fd)</text:p>
              <text:list>
                <text:list-item>
                  <text:p text:style-name="P18">Receives </text:p>
                  <text:list>
                    <text:list-item>
                      <text:p text:style-name="P18">fd from main</text:p>
                    </text:list-item>
                  </text:list>
                </text:list-item>
                <text:list-item>
                  <text:p text:style-name="P19">Declares</text:p>
                  <text:list>
                    <text:list-item>
                      <text:p text:style-name="P19">static char<text:tab/><text:span text:style-name="T4">*stack</text:span><text:span text:style-name="T5">=NULL</text:span><text:span text:style-name="T4">; static variable used not to loose control over next calls to function</text:span></text:p>
                    </text:list-item>
                    <text:list-item>
                      <text:p text:style-name="P19">char<text:tab/><text:tab/>tmp[BUFFER_SIZE +1]; <text:span text:style-name="T6">created to store each use of function read before joining it to stack.</text:span></text:p>
                    </text:list-item>
                    <text:list-item>
                      <text:p text:style-name="P19">char<text:tab/><text:tab/>*<text:span text:style-name="T6">line; array that will copy stack until “\n” or “\0” is found. </text:span></text:p>
                    </text:list-item>
                  </text:list>
                </text:list-item>
                <text:list-item>
                  <text:p text:style-name="P21">Calls Funtions</text:p>
                  <text:list>
                    <text:list-item>
                      <text:p text:style-name="P21"><text:span text:style-name="T7">r</text:span>ead</text:p>
                    </text:list-item>
                    <text:list-item>
                      <text:p text:style-name="P22">free</text:p>
                    </text:list-item>
                    <text:list-item>
                      <text:p text:style-name="P21"><text:soft-page-break/><text:span text:style-name="T8">ft_</text:span>line_creation</text:p>
                    </text:list-item>
                    <text:list-item>
                      <text:p text:style-name="P21"><text:span text:style-name="T8">ft_</text:span>stack_update</text:p>
                    </text:list-item>
                  </text:list>
                </text:list-item>
                <text:list-item>
                  <text:p text:style-name="P23">Performs</text:p>
                  <text:list>
                    <text:list-item>
                      <text:p text:style-name="P23">reads </text:p>
                    </text:list-item>
                  </text:list>
                </text:list-item>
                <text:list-item>
                  <text:p text:style-name="P19">Returns</text:p>
                  <text:list>
                    <text:list-item>
                      <text:p text:style-name="P19">NULL if fd &lt;= 0</text:p>
                    </text:list-item>
                    <text:list-item>
                      <text:p text:style-name="P20">NULL if there is no line (nothing else to read)</text:p>
                    </text:list-item>
                    <text:list-item>
                      <text:p text:style-name="P22">NULL if something fails</text:p>
                    </text:list-item>
                    <text:list-item>
                      <text:p text:style-name="P20">line if there is something to read and no errors occurred. </text:p>
                    </text:list-item>
                  </text:list>
                </text:list-item>
              </text:list>
            </text:list-item>
            <text:list-item>
              <text:p text:style-name="P21">char<text:tab/>*<text:span text:style-name="T8">ft_</text:span>line_creation(char *stack);</text:p>
            </text:list-item>
            <text:list-item>
              <text:p text:style-name="P21">char<text:tab/>*<text:span text:style-name="T8">ft_</text:span>stack_update(char *stack);</text:p>
            </text:list-item>
            <text:list-item>
              <text:p text:style-name="P22">int<text:tab/><text:span text:style-name="T8">ft_</text:span>free_all(char *stack, char *line);</text:p>
            </text:list-item>
          </text:list>
        </text:list-item>
        <text:list-item>
          <text:p text:style-name="P4">get_next_line_utils.c</text:p>
        </text:list-item>
        <text:list-item>
          <text:p text:style-name="P4">get_next_line.h</text:p>
        </text:list-item>
      </text:list>
      <text:p text:style-name="P1"/>
      <text:p text:style-name="P7">ERRORS (NULL)</text:p>
      <text:list xml:id="list2496034961" text:style-name="L4">
        <text:list-item>
          <text:p text:style-name="P10">No FD</text:p>
        </text:list-item>
      </text:list>
      <text:p text:style-name="P7"/>
      <text:p text:style-name="P7">UNDEFINED BEHAVIOR</text:p>
      <text:list xml:id="list12973574" text:style-name="L5">
        <text:list-item>
          <text:p text:style-name="P11">File changes from call to call</text:p>
        </text:list-item>
        <text:list-item>
          <text:p text:style-name="P11">Binary file is given</text:p>
        </text:list-item>
      </text:list>
      <text:p text:style-name="P7"/>
      <text:p text:style-name="P7">IDEAS</text:p>
      <text:list xml:id="list296690345" text:style-name="L6">
        <text:list-item>
          <text:p text:style-name="P12">Read as less as possible. Do not read the whole file</text:p>
        </text:list-item>
      </text:list>
      <text:p text:style-name="P7"/>
      <text:p text:style-name="P13">DEVELOP</text:p>
      <text:p text:style-name="P13">char<text:tab/>*get_next_line(int fd) receives fd from main. If there is no fd returns NULL</text:p>
      <text:p text:style-name="P7"/>
      <text:p text:style-name="P13">BONUS</text:p>
      <text:p text:style-name="P13"/>
      <text:p text:style-name="P13">BRIEF</text:p>
      <text:p text:style-name="P13">Using a unique static variable, we need to read alternatively from different file descriptors </text:p>
      <text:p text:style-name="P13"/>
      <text:p text:style-name="P13">STRUCTURE</text:p>
      <text:list xml:id="list3823166029" text:style-name="L7">
        <text:list-item>
          <text:p text:style-name="P14">Files</text:p>
          <text:list>
            <text:list-item>
              <text:p text:style-name="P14">get_next_line_bonus.c</text:p>
            </text:list-item>
            <text:list-item>
              <text:p text:style-name="P14">get_next_line_utils_bonus.c</text:p>
            </text:list-item>
            <text:list-item>
              <text:p text:style-name="P14">get_next_line_bonus.h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0:55:35.167063075</meta:creation-date>
    <dc:date>2024-08-31T12:58:57.256213321</dc:date>
    <meta:editing-duration>PT5M21S</meta:editing-duration>
    <meta:editing-cycles>1</meta:editing-cycles>
    <meta:document-statistic meta:table-count="0" meta:image-count="0" meta:object-count="0" meta:page-count="2" meta:paragraph-count="68" meta:word-count="424" meta:character-count="2380" meta:non-whitespace-character-count="2061"/>
    <meta:generator>LibreOffice/7.3.7.2$Linux_X86_64 LibreOffice_project/30$Build-2</meta:generator>
  </office:meta>
</office:document-meta>
</file>